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18cm" fo:min-width="16.673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956cm" fo:min-width="19.00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956cm" fo:min-width="16.568cm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58cm" fo:min-width="5.547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stroke="dash" draw:stroke-dash="Ultrafine_20_Dashed" svg:stroke-width="0.076cm" draw:marker-start-width="0.418cm" draw:marker-end-width="0.418cm" draw:fill="none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24cm" fo:min-width="2.374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5.684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12.145cm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dddddd" draw:textarea-horizontal-align="justify" draw:textarea-vertical-align="middle" draw:auto-grow-height="false" fo:min-height="5.399cm" fo:min-width="3.597cm" fo:padding-top="0.137cm" fo:padding-bottom="0.137cm" fo:padding-left="0.262cm" fo:padding-right="0.262cm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331cm" fo:min-width="3.136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524cm" fo:min-width="3.224cm" fo:padding-top="0.14cm" fo:padding-bottom="0.14cm" fo:padding-left="0.265cm" fo:padding-right="0.265cm"/>
    </style:style>
    <style:style style:name="gr14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1cm" fo:min-width="3.683cm" fo:padding-top="0.137cm" fo:padding-bottom="0.137cm" fo:padding-left="0.262cm" fo:padding-right="0.262cm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09cm" fo:min-width="3.315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91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65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39cm" fo:padding-top="0.14cm" fo:padding-bottom="0.14cm" fo:padding-left="0.265cm" fo:padding-right="0.265cm"/>
    </style:style>
    <style:style style:name="gr20" style:family="graphic" style:parent-style-name="objectwithoutfill">
      <style:graphic-properties draw:stroke="dash" draw:stroke-dash="Ultrafine_20_Dotted_20__28_var_29_" svg:stroke-width="0.076cm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3cm" fo:min-width="3.664cm" fo:padding-top="0.137cm" fo:padding-bottom="0.137cm" fo:padding-left="0.262cm" fo:padding-right="0.262cm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32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05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88cm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94cm" fo:min-width="2.788cm" fo:padding-top="0.14cm" fo:padding-bottom="0.14cm" fo:padding-left="0.265cm" fo:padding-right="0.265cm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36cm" draw:marker-end-width="0.36cm" draw:fill="solid" draw:fill-color="#dddddd" draw:textarea-horizontal-align="justify" draw:textarea-vertical-align="middle" draw:auto-grow-height="false" fo:min-height="1.138cm" fo:min-width="10.209cm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dash" draw:stroke-dash="Ultrafine_20_Dashed" svg:stroke-width="0.03cm" svg:stroke-color="#000000" draw:marker-start-width="0.295cm" draw:marker-end-width="0.295cm" draw:fill-color="#ffffff" draw:textarea-horizontal-align="justify" draw:textarea-vertical-align="middle" draw:auto-grow-height="false" fo:min-height="0.805cm" fo:min-width="2.9cm" fo:padding-top="0.14cm" fo:padding-bottom="0.14cm" fo:padding-left="0.265cm" fo:padding-right="0.265cm" draw:shadow="hidden"/>
    </style:style>
    <style:style style:name="gr30" style:family="graphic" style:parent-style-name="objectwithoutfill">
      <style:graphic-properties draw:stroke="solid" draw:stroke-dash="Ultrafine_20_Dotted_20__28_var_29_" svg:stroke-width="0.051cm" svg:stroke-color="#000000" draw:marker-start-width="0.381cm" draw:marker-end-width="0.381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cccccc"/>
      <style:paragraph-properties fo:text-align="start"/>
      <style:text-properties fo:color="#666666"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solid" draw:fill-color="#dddddd"/>
      <style:paragraph-properties fo:text-align="start"/>
    </style:style>
    <style:style style:name="T1" style:family="text">
      <style:text-properties fo:color="#666666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85%" fo:font-size="16pt" style:font-size-asian="16pt" style:font-size-complex="16pt"/>
    </style:style>
    <style:style style:name="T7" style:family="text">
      <style:text-properties style:text-position="sub 85%" fo:font-size="17pt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b 85%" fo:font-size="18pt" style:font-size-asian="18pt" style:font-size-complex="18pt"/>
    </style:style>
    <style:style style:name="T10" style:family="text">
      <style:text-properties style:text-position="sub 85%" fo:font-size="10pt" style:font-size-asian="10pt" style:font-size-complex="10pt"/>
    </style:style>
    <style:style style:name="T11" style:family="text">
      <style:text-properties style:text-position="sub 85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7.383cm" svg:height="1.64cm" svg:x="1.138cm" svg:y="7.721cm">
          <text:p text:style-name="P1"/>
          <text:p text:style-name="P2"><text:span text:style-name="T1">Virtualization</text:span></text:p>
          <text:p text:style-name="P2"><text:span text:style-name="T1">Layer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801cm" svg:height="2.5cm" svg:x="1.138cm" svg:y="12.76cm">
          <text:p text:style-name="P2"><text:span text:style-name="T1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7.362cm" svg:height="2.5cm" svg:x="1.138cm" svg:y="9.76cm">
          <text:p text:style-name="P1"/>
          <text:p text:style-name="P2"><text:span text:style-name="T1">Linux Kernel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89cm" svg:height="1.15cm" svg:x="5.508cm" svg:y="7.97cm">
          <text:p text:style-name="P1"><text:span text:style-name="T2">Container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.146cm" svg:y1="9.609cm" svg:x2="18.45cm" svg:y2="9.609cm">
          <text:p/>
        </draw:line>
        <draw:frame draw:style-name="gr6" draw:text-style-name="P7" draw:layer="layout" svg:width="1.139cm" svg:height="0.962cm" svg:x="11.953cm" svg:y="4.302cm">
          <draw:text-box>
            <text:p><text:span text:style-name="T3">...</text:span></text:p>
          </draw:text-box>
        </draw:frame>
        <draw:line draw:style-name="gr7" draw:text-style-name="P6" draw:layer="layout" svg:x1="1.146cm" svg:y1="7.477cm" svg:x2="18.45cm" svg:y2="7.477cm">
          <text:p/>
        </draw:line>
        <draw:custom-shape draw:style-name="gr8" draw:text-style-name="P8" draw:layer="layout" svg:width="3cm" svg:height="1cm" svg:x="11.95cm" svg:y="9.91cm">
          <text:p text:style-name="P1"><text:span text:style-name="T4">Capabil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213cm" svg:height="1.15cm" svg:x="11.951cm" svg:y="7.97cm">
          <text:p text:style-name="P1"><text:span text:style-name="T2">Security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102cm" svg:height="0.962cm" svg:x="13.846cm" svg:y="13.355cm">
          <draw:text-box>
            <text:p><text:span text:style-name="T5">...</text:span></text:p>
          </draw:text-box>
        </draw:frame>
        <draw:custom-shape draw:style-name="gr8" draw:text-style-name="P8" draw:layer="layout" svg:width="3cm" svg:height="1cm" svg:x="15.15cm" svg:y="9.91cm">
          <text:p text:style-name="P1"><text:span text:style-name="T4">FD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cm" svg:height="1cm" svg:x="8.7cm" svg:y="9.91cm">
          <text:p text:style-name="P1"><text:span text:style-name="T4">Cgroup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2.674cm" svg:height="1cm" svg:x="5.5cm" svg:y="11.11cm">
          <text:p text:style-name="P1"><text:span text:style-name="T4">Namespac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cm" svg:height="1cm" svg:x="5.5cm" svg:y="9.91cm">
          <text:p text:style-name="P1"><text:span text:style-name="T4">Netfilt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451cm" svg:height="6.003cm" svg:x="1.14cm" svg:y="1.327cm">
          <text:p text:style-name="P1"><text:span text:style-name="T2">Core</text:span></text:p>
          <text:p text:style-name="P1"><text:span text:style-name="T2">Container</text:span><text:span text:style-name="T6">0</text:span></text:p>
          <text:p text:style-name="P1"><text:span text:style-name="T6"/></text:p>
          <text:p text:style-name="P1"><text:span text:style-name="T7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84cm" svg:height="1.785cm" svg:x="1.45cm" svg:y="3.105cm">
          <text:p text:style-name="P1"><text:span text:style-name="T8">System</text:span></text:p>
          <text:p text:style-name="P1"><text:span text:style-name="T8">Administration</text:span></text:p>
          <text:p text:style-name="P1"><text:span text:style-name="T8">(UI/S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84cm" svg:height="0.89cm" svg:x="1.448cm" svg:y="6.05cm">
          <text:p text:style-name="P1"><text:span text:style-name="T8">Linux OS 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84cm" svg:height="0.89cm" svg:x="1.45cm" svg:y="5.05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45cm" svg:height="6.003cm" svg:x="6.296cm" svg:y="1.327cm">
          <text:p text:style-name="P1"><text:span text:style-name="T2">Service</text:span></text:p>
          <text:p text:style-name="P1"><text:span text:style-name="T2">Container</text:span><text:span text:style-name="T6">1</text:span></text:p>
          <text:p text:style-name="P1"><text:span text:style-name="T9"/></text:p>
          <text:p text:style-name="P1"><text:span text:style-name="T10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418cm" svg:height="0.969cm" svg:x="6.623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844cm" svg:height="0.889cm" svg:x="6.623cm" svg:y="6.057cm">
          <text:p text:style-name="P1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844cm" svg:height="0.889cm" svg:x="6.623cm" svg:y="5.058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3.461cm" svg:height="1.443cm" svg:x="5.6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435cm" svg:height="1.443cm" svg:x="5.5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409cm" svg:height="1.443cm" svg:x="5.495cm" svg:y="13.429cm">
          <text:p text:style-name="P1"><text:span text:style-name="T4">De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2" draw:layer="layout" svg:x1="11.141cm" svg:y1="1.508cm" svg:x2="11.141cm" svg:y2="7.35cm">
          <text:p/>
        </draw:line>
        <draw:custom-shape draw:style-name="gr21" draw:text-style-name="P5" draw:layer="layout" svg:width="4.524cm" svg:height="6.003cm" svg:x="13.973cm" svg:y="1.327cm">
          <text:p text:style-name="P1"><text:span text:style-name="T2">Service</text:span></text:p>
          <text:p text:style-name="P1"><text:span text:style-name="T2">Container</text:span><text:span text:style-name="T6">n</text:span></text:p>
          <text:p text:style-name="P1"><text:span text:style-name="T9"/></text:p>
          <text:p text:style-name="P1"><text:span text:style-name="T10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844cm" svg:height="0.889cm" svg:x="14.324cm" svg:y="6.057cm">
          <text:p text:style-name="P1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844cm" svg:height="0.889cm" svg:x="14.324cm" svg:y="5.058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2" draw:layer="layout" svg:x1="13.604cm" svg:y1="1.508cm" svg:x2="13.604cm" svg:y2="7.35cm">
          <text:p/>
        </draw:line>
        <draw:line draw:style-name="gr20" draw:text-style-name="P12" draw:layer="layout" svg:x1="5.942cm" svg:y1="1.508cm" svg:x2="5.942cm" svg:y2="7.35cm">
          <text:p/>
        </draw:line>
        <draw:custom-shape draw:style-name="gr15" draw:text-style-name="P11" draw:layer="layout" svg:width="3.418cm" svg:height="0.969cm" svg:x="6.851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.418cm" svg:height="0.969cm" svg:x="7.052cm" svg:y="3.24cm">
          <text:p text:style-name="P1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418cm" svg:height="0.969cm" svg:x="14.324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418cm" svg:height="0.969cm" svg:x="14.552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.418cm" svg:height="0.969cm" svg:x="14.753cm" svg:y="3.24cm">
          <text:p text:style-name="P1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3.461cm" svg:height="1.443cm" svg:x="9.6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435cm" svg:height="1.443cm" svg:x="9.5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3.409cm" svg:height="1.443cm" svg:x="9.495cm" svg:y="13.429cm">
          <text:p text:style-name="P1"><text:span text:style-name="T4">Network</text:span></text:p>
          <text:p text:style-name="P1"><text:span text:style-name="T4">Interf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.154cm" svg:y1="12.557cm" svg:x2="21.066cm" svg:y2="12.557cm">
          <text:p/>
        </draw:line>
        <draw:path draw:style-name="gr26" draw:text-style-name="P6" draw:layer="layout" svg:width="0cm" svg:height="1.777cm" svg:x="17.591cm" svg:y="13.192cm" svg:viewBox="0 0 1 1778" svg:d="M1 0c0 550-2 1101 0 1653v125">
          <text:p/>
        </draw:path>
        <draw:path draw:style-name="gr26" draw:text-style-name="P6" draw:layer="layout" svg:width="0cm" svg:height="1.777cm" svg:x="18.092cm" svg:y="13.193cm" svg:viewBox="0 0 1 1778" svg:d="M1 0c0 550-2 1101 0 1653v125">
          <text:p/>
        </draw:path>
        <draw:path draw:style-name="gr26" draw:text-style-name="P6" draw:layer="layout" svg:width="0cm" svg:height="1.777cm" svg:x="18.592cm" svg:y="13.193cm" svg:viewBox="0 0 1 1778" svg:d="M1 0c0 550-2 1101 0 1653v125">
          <text:p/>
        </draw:path>
        <draw:path draw:style-name="gr26" draw:text-style-name="P6" draw:layer="layout" svg:width="0cm" svg:height="1.777cm" svg:x="19.092cm" svg:y="13.193cm" svg:viewBox="0 0 1 1778" svg:d="M1 0c0 550-2 1101 0 1653v125">
          <text:p/>
        </draw:path>
        <draw:path draw:style-name="gr26" draw:text-style-name="P6" draw:layer="layout" svg:width="0cm" svg:height="1.777cm" svg:x="19.592cm" svg:y="13.193cm" svg:viewBox="0 0 1 1778" svg:d="M1 0c0 550-2 1101 0 1653v125">
          <text:p/>
        </draw:path>
        <draw:path draw:style-name="gr26" draw:text-style-name="P6" draw:layer="layout" svg:width="0cm" svg:height="1.777cm" svg:x="20.092cm" svg:y="13.193cm" svg:viewBox="0 0 1 1778" svg:d="M1 0c0 550-2 1101 0 1653v125">
          <text:p/>
        </draw:path>
        <draw:custom-shape draw:style-name="gr27" draw:text-style-name="P8" draw:layer="layout" svg:width="3.317cm" svg:height="1.219cm" svg:x="17.196cm" svg:y="13.446cm">
          <text:p text:style-name="P1"><text:span text:style-name="T4">TPM 2.0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10.913cm" svg:height="1.592cm" draw:transform="rotate (1.5711453926453) translate (19.221cm 12.292cm)">
          <text:p text:style-name="P2"><text:span text:style-name="T1">T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3.429cm" svg:height="1.084cm" draw:transform="rotate (1.5699236621689) translate (19.473cm 8.747cm)">
          <text:p text:style-name="P1"><text:span text:style-name="T4">Crypto API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2" draw:layer="layout" svg:x1="18.834cm" svg:y1="1.508cm" svg:x2="18.834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2.35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3:33:14.817123774</meta:creation-date>
    <dc:date>2019-06-06T09:49:38.020324228</dc:date>
    <meta:editing-duration>PT14H55M32S</meta:editing-duration>
    <meta:editing-cycles>82</meta:editing-cycles>
    <meta:generator>LibreOffice/6.1.5.2$Linux_X86_64 LibreOffice_project/10$Build-2</meta:generator>
    <meta:document-statistic meta:object-count="50"/>
  </office:meta>
</office:document-meta>
</file>